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font-weight="bold" style:font-name-asian="Segoe UI" style:font-size-asian="10pt" style:font-weight-asian="bold" style:font-name-complex="Segoe UI" style:font-size-complex="1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style:font-name="Segoe UI1" fo:font-size="36pt" style:font-size-asian="36pt" style:font-size-complex="36pt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loext:graphic-properties draw:fill="none" draw:fill-color="#ffffff"/>
      <style:paragraph-properties fo:text-align="start"/>
      <style:text-properties style:font-name="Segoe UI1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 Semibold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909</text:span></text:p>
            <text:p text:style-name="P1"><text:span text:style-name="T2">“</text:span><text:span text:style-name="T2">Christ Is Made the Sure Foundation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4.384cm" svg:height="7.011cm" svg:x="1.778cm" svg:y="0.609cm">
          <draw:text-box>
            <text:p text:style-name="P1"><text:span text:style-name="T3">1. </text:span><text:span text:style-name="T4">Christ is made the sure foundation,</text:span><text:span text:style-name="T4"><text:line-break/></text:span><text:span text:style-name="T4">Christ, our head and cornerstone,</text:span><text:span text:style-name="T4"><text:line-break/></text:span><text:span text:style-name="T4">Chosen of the Lord and precious,</text:span><text:span text:style-name="T4"><text:line-break/></text:span><text:span text:style-name="T4">Binding all the Church in one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4" draw:text-style-name="P6" draw:layer="layout" svg:width="24.384cm" svg:height="3.631cm" svg:x="1.778cm" svg:y="0.762cm">
          <draw:text-box>
            <text:p text:style-name="P1"><text:span text:style-name="T4">Holy Zion’s help forever</text:span><text:span text:style-name="T4"><text:line-break/></text:span><text:span text:style-name="T4">And our confidence al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8" draw:layer="layout" svg:width="24.384cm" svg:height="7.011cm" svg:x="1.778cm" svg:y="0.609cm">
          <draw:text-box>
            <text:p text:style-name="P7"><text:span text:style-name="T5">2. </text:span><text:span text:style-name="T6">To this temple, where we call You,</text:span><text:span text:style-name="T6"><text:line-break/></text:span><text:span text:style-name="T6">Come, O Lord of hosts, and stay;</text:span><text:span text:style-name="T6"><text:line-break/></text:span><text:span text:style-name="T6">Come with all Your loving-kindness,</text:span><text:span text:style-name="T6"><text:line-break/></text:span><text:span text:style-name="T6">Hear Your people as they pray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4" draw:text-style-name="P8" draw:layer="layout" svg:width="24.384cm" svg:height="3.631cm" svg:x="1.778cm" svg:y="0.687cm">
          <draw:text-box>
            <text:p text:style-name="P7"><text:span text:style-name="T6">And Your fullest benediction</text:span><text:span text:style-name="T6"><text:line-break/></text:span><text:span text:style-name="T6">Shed within these walls toda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3" draw:text-style-name="P8" draw:layer="layout" svg:width="24.384cm" svg:height="7.011cm" svg:x="1.778cm" svg:y="0.609cm">
          <draw:text-box>
            <text:p text:style-name="P7"><text:span text:style-name="T5">3. </text:span><text:span text:style-name="T6">Grant, we pray, to all Your faithful</text:span><text:span text:style-name="T6"><text:line-break/></text:span><text:span text:style-name="T6">All the gifts they ask to gain;</text:span><text:span text:style-name="T6"><text:line-break/></text:span><text:span text:style-name="T6">What they gain from You, forever</text:span><text:span text:style-name="T6"><text:line-break/></text:span><text:span text:style-name="T6">With the blessèd to retai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4" draw:text-style-name="P8" draw:layer="layout" svg:width="24.384cm" svg:height="3.631cm" svg:x="1.778cm" svg:y="0.508cm">
          <draw:text-box>
            <text:p text:style-name="P7"><text:span text:style-name="T6">And hereafter in Your glory</text:span><text:span text:style-name="T6"><text:line-break/></text:span><text:span text:style-name="T6">Evermore with You to reig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10" draw:layer="layout" svg:width="24.384cm" svg:height="7.011cm" svg:x="1.847cm" svg:y="0.609cm">
          <draw:text-box>
            <text:p text:style-name="P9"><text:span text:style-name="T5">4. </text:span><text:span text:style-name="T6">Praise and honor to the Father,</text:span></text:p>
            <text:p text:style-name="P9"><text:span text:style-name="T6">Praise and honor to the Son,</text:span></text:p>
            <text:p text:style-name="P9"><text:span text:style-name="T6">Praise and honor to the Spirit,</text:span></text:p>
            <text:p text:style-name="P9"><text:span text:style-name="T6">Ever three and ever on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5" draw:text-style-name="P10" draw:layer="layout" svg:width="24.384cm" svg:height="10.58cm" svg:x="1.778cm" svg:y="0.596cm">
          <draw:text-box>
            <text:p text:style-name="P9"><text:span text:style-name="T6">One in might and one in glory</text:span></text:p>
            <text:p text:style-name="P9"><text:span text:style-name="T6">While unending ages run!</text:span></text:p>
            <text:p text:style-name="P11"><text:span text:style-name="T6"><text:line-break/></text:span><text:span text:style-name="T6"/></text:p>
            <text:p text:style-name="P11"><text:span text:style-name="T7"/></text:p>
            <text:p text:style-name="P11"><text:span text:style-name="T6"><text:s text:c="7"/></text:span><text:span text:style-name="T8">Public domain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7:08:13.540000000</meta:creation-date>
    <dc:title>bluwht blank</dc:title>
    <meta:editing-duration>PT14M12S</meta:editing-duration>
    <meta:editing-cycles>11</meta:editing-cycles>
    <meta:generator>LibreOffice/6.1.3.2$Windows_X86_64 LibreOffice_project/86daf60bf00efa86ad547e59e09d6bb77c699acb</meta:generator>
    <dc:date>2019-01-20T14:11:08.296000000</dc:date>
    <meta:document-statistic meta:object-count="167"/>
  </office:meta>
</office:document-meta>
</file>